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13ee" officeooo:paragraph-rsid="001413e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13ee" officeooo:paragraph-rsid="001413e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a550" officeooo:paragraph-rsid="0015a550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d19e" officeooo:paragraph-rsid="0016d19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643c" officeooo:paragraph-rsid="0017643c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99ef" officeooo:paragraph-rsid="001899ef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4a76" officeooo:paragraph-rsid="00194a7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f69e" officeooo:paragraph-rsid="0019f69e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4ff9" officeooo:paragraph-rsid="001b4ff9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23c7" officeooo:paragraph-rsid="001b4ff9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23c7" officeooo:paragraph-rsid="001d23c7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0fc3" officeooo:paragraph-rsid="001e0fc3"/>
    </style:style>
    <style:style style:name="P1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1b4ff9" officeooo:paragraph-rsid="001b4ff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a550"/>
    </style:style>
    <style:style style:name="T3" style:family="text">
      <style:text-properties style:text-underline-style="none" officeooo:rsid="0019f6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S Cloud</text:p>
      <text:p text:style-name="P2"/>
      <text:p text:style-name="P2">steps for launching the ec2 instance:</text:p>
      <text:p text:style-name="P2"/>
      <text:p text:style-name="P2">1.<text:span text:style-name="T1"> launch instance</text:span></text:p>
      <text:p text:style-name="P2"><text:span text:style-name="T1">2. choose instance type</text:span></text:p>
      <text:p text:style-name="P2"><text:span text:style-name="T1">3. configure instance – </text:span><text:span text:style-name="T2">in this either we can create our own vpc or we can use the default one</text:span></text:p>
      <text:p text:style-name="P2"><text:span text:style-name="T1">4. add storage – </text:span><text:span text:style-name="T2">you can add new volume</text:span></text:p>
      <text:p text:style-name="P2"><text:span text:style-name="T1">5. add t</text:span><text:span text:style-name="T2">ags</text:span></text:p>
      <text:p text:style-name="P2"><text:span text:style-name="T1">6. </text:span><text:span text:style-name="T2">configure security group – you can add your own rule</text:span></text:p>
      <text:p text:style-name="P3"><text:span text:style-name="T1">7.review and launch</text:span></text:p>
      <text:p text:style-name="P3"><text:span text:style-name="T1"/></text:p>
      <text:p text:style-name="P4"><text:span text:style-name="T1">steps for making s3 bucket:</text:span></text:p>
      <text:p text:style-name="P4"><text:span text:style-name="T1"/></text:p>
      <text:p text:style-name="P4"><text:span text:style-name="T1">(amazon s3 is used for storage purpose)</text:span></text:p>
      <text:p text:style-name="P4"><text:span text:style-name="T1"/></text:p>
      <text:p text:style-name="P4"><text:span text:style-name="T1">1. create bucket</text:span></text:p>
      <text:p text:style-name="P4"><text:span text:style-name="T1">2. select region</text:span></text:p>
      <text:p text:style-name="P4"><text:span text:style-name="T1">3. select versioning and server access login.(optional)</text:span></text:p>
      <text:p text:style-name="P4"><text:span text:style-name="T1">4. select the configure options</text:span></text:p>
      <text:p text:style-name="P5"><text:span text:style-name="T1">5. set the permissions</text:span></text:p>
      <text:p text:style-name="P6"><text:span text:style-name="T1">6. review and create the bucket</text:span></text:p>
      <text:p text:style-name="P6"><text:span text:style-name="T1"/></text:p>
      <text:p text:style-name="P6"><text:span text:style-name="T1"/></text:p>
      <text:p text:style-name="P7"><text:span text:style-name="T1">how to create docker</text:span></text:p>
      <text:p text:style-name="P7"><text:span text:style-name="T1"/></text:p>
      <text:p text:style-name="P7"><text:span text:style-name="T1">1. sudo yum install docker</text:span></text:p>
      <text:p text:style-name="P7"><text:span text:style-name="T1"/></text:p>
      <text:p text:style-name="P7"><text:span text:style-name="T1">for website hosting <text:s/>we have used php </text:span><text:span text:style-name="T3">it basically requires apache and php software</text:span></text:p>
      <text:p text:style-name="P8"><text:span text:style-name="T1">on our docker</text:span></text:p>
      <text:p text:style-name="P8"><text:span text:style-name="T1"/></text:p>
      <text:p text:style-name="P9"><text:span text:style-name="T1">for installing the apache we have used the command </text:span></text:p>
      <text:p text:style-name="P9"><text:span text:style-name="T1"/></text:p>
      <text:p text:style-name="P13"><text:span text:style-name="T1"># sudo docker run -dit --name tecmint-web -p 8080:80 -v /home/user/website/:/usr/local/apache2/htdocs/ httpd:2.4</text:span></text:p>
      <text:p text:style-name="P9"><text:span text:style-name="T1"/></text:p>
      <text:p text:style-name="P10"><text:span text:style-name="T1"/></text:p>
      <text:p text:style-name="P11"><text:span text:style-name="T1">we have created docker volumes and uploaded our php files in it</text:span></text:p>
      <text:p text:style-name="P12"><text:span text:style-name="T1">we are accessing our file by using ec2 instance local ip addr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6:31:31.421164256</meta:creation-date>
    <dc:date>2019-04-28T07:46:39.512118558</dc:date>
    <meta:editing-duration>PT53M2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70" meta:character-count="974" meta:non-whitespace-character-count="825"/>
  </office:meta>
</office:document-meta>
</file>